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66db4" officeooo:paragraph-rsid="000b5b64"/>
    </style:style>
    <style:style style:name="P2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b5b64"/>
    </style:style>
    <style:style style:name="P3" style:family="paragraph" style:parent-style-name="Standard">
      <style:text-properties style:font-name="Courier 10 Pitch" officeooo:rsid="00076d13" officeooo:paragraph-rsid="000b5b64"/>
    </style:style>
    <style:style style:name="P4" style:family="paragraph" style:parent-style-name="Standard">
      <style:text-properties style:font-name="Courier 10 Pitch" officeooo:rsid="0009a247" officeooo:paragraph-rsid="000b5b64"/>
    </style:style>
    <style:style style:name="P5" style:family="paragraph" style:parent-style-name="Standard">
      <style:text-properties style:font-name="Courier 10 Pitch" officeooo:rsid="000be3f2" officeooo:paragraph-rsid="000b5b64"/>
    </style:style>
    <style:style style:name="P6" style:family="paragraph" style:parent-style-name="Standard">
      <style:text-properties style:font-name="Courier 10 Pitch" officeooo:rsid="0006553a" officeooo:paragraph-rsid="000b5b64"/>
    </style:style>
    <style:style style:name="P7" style:family="paragraph" style:parent-style-name="Standard">
      <style:text-properties style:font-name="Courier 10 Pitch" officeooo:rsid="000b5b64" officeooo:paragraph-rsid="000b5b64"/>
    </style:style>
    <style:style style:name="P8" style:family="paragraph" style:parent-style-name="Standard">
      <style:paragraph-properties>
        <style:tab-stops/>
      </style:paragraph-properties>
      <style:text-properties style:font-name="Courier 10 Pitch" officeooo:rsid="000b5b64" officeooo:paragraph-rsid="000b5b64"/>
    </style:style>
    <style:style style:name="P9" style:family="paragraph" style:parent-style-name="Standard">
      <style:paragraph-properties>
        <style:tab-stops/>
      </style:paragraph-properties>
      <style:text-properties style:font-name="Courier 10 Pitch" officeooo:rsid="000b5b64" officeooo:paragraph-rsid="000b83fa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officeooo:rsid="000b83fa" officeooo:paragraph-rsid="000b83fa"/>
    </style:style>
    <style:style style:name="P11" style:family="paragraph" style:parent-style-name="Standard">
      <style:text-properties style:font-name="Courier 10 Pitch" officeooo:rsid="000b83fa" officeooo:paragraph-rsid="000b83fa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officeooo:rsid="000b5b64" officeooo:paragraph-rsid="000d9613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officeooo:rsid="00066db4" officeooo:paragraph-rsid="000d9613"/>
    </style:style>
    <style:style style:name="T1" style:family="text">
      <style:text-properties officeooo:rsid="0006b9b7"/>
    </style:style>
    <style:style style:name="T2" style:family="text">
      <style:text-properties officeooo:rsid="000b5b64"/>
    </style:style>
    <style:style style:name="T3" style:family="text">
      <style:text-properties officeooo:rsid="000b83fa"/>
    </style:style>
    <style:style style:name="T4" style:family="text">
      <style:text-properties officeooo:rsid="000be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unión: numero <text:span text:style-name="T2">4</text:span></text:p>
      <text:p text:style-name="P3"/>
      <text:p text:style-name="P3">Fecha: <text:span text:style-name="T2">15</text:span> de <text:span text:style-name="T1">Septiembre </text:span>del 2014 </text:p>
      <text:p text:style-name="P3"/>
      <text:p text:style-name="P3">Hora: <text:span text:style-name="T2">11</text:span>:00 <text:span text:style-name="T2">am</text:span> </text:p>
      <text:p text:style-name="P7"/>
      <text:p text:style-name="P3">Lugar: <text:span text:style-name="T2">Biblioteca Carlos Fuentes </text:span></text:p>
      <text:p text:style-name="P3"/>
      <text:p text:style-name="P4">Integrantes</text:p>
      <text:p text:style-name="P4">Guadalupe Yanez Cosquilla</text:p>
      <text:p text:style-name="P5"><text:span text:style-name="T2">Alfredo Ramirez Anastacio</text:span> </text:p>
      <text:p text:style-name="P7">Rosa Adriana Gomez Arcos</text:p>
      <text:p text:style-name="P7"/>
      <text:p text:style-name="P3">Objetivos de la reunión:</text:p>
      <text:p text:style-name="P7">Identificar las entidades y atributos para realizar el diagrama de entidad <text:span text:style-name="T3">relación.</text:span></text:p>
      <text:p text:style-name="P7"/>
      <text:p text:style-name="P3">Puntos a Discutir:</text:p>
      <text:p text:style-name="P6">1.- <text:span text:style-name="T4">Identificación de identidades </text:span><text:s/></text:p>
      <text:p text:style-name="P6">2.- <text:s/><text:span text:style-name="T4">Identificación <text:s/>de atributos </text:span></text:p>
      <text:p text:style-name="P6">3.- <text:span text:style-name="T4">Corrección de la descripción de caso de uso Agenda y corrección de pantalla.</text:span></text:p>
      <text:p text:style-name="P3"/>
      <text:p text:style-name="P3">Acuerdos:</text:p>
      <text:p text:style-name="P7"><text:span text:style-name="T3">División</text:span> de trabajo en la <text:span text:style-name="T3">realización</text:span> de las pruebas de casos de uso <text:span text:style-name="T3">para entregar el día viernes 19/09/14</text:span>.</text:p>
      <text:p text:style-name="P11">*Inicio de sesión,Registro de usuario,Baja usuario,Registrar Cliente,Baja Cliente realizadas por Guadalupe</text:p>
      <text:p text:style-name="P11"><text:s/></text:p>
      <text:p text:style-name="P10">*Registrar pagos, Agendar citas, Registrar seguimiento de caso, Generar Reporte Realizadas por Rosa Adriana</text:p>
      <text:p text:style-name="P2"/>
      <text:p text:style-name="P2">Actividades:</text:p>
      <text:p text:style-name="P1">1.- <text:span text:style-name="T2">Diagrama ER</text:span></text:p>
      <text:p text:style-name="P10">Recursos: Alfredo, Guadalupe, Rosa Adriana </text:p>
      <text:p text:style-name="P2"/>
      <text:p text:style-name="P2">Actividades a Elaborar: </text:p>
      <text:p text:style-name="P8">1. pruebas por caso de us<text:span text:style-name="T3">o</text:span></text:p>
      <text:p text:style-name="P12"><text:s/><text:span text:style-name="T3">Recursos: Guadalupe, Rosa Adriana entrega el día viernes 19/09/14</text:span>.</text:p>
      <text:p text:style-name="P9">2.segunda minuta</text:p>
      <text:p text:style-name="P13"><text:span text:style-name="T3">Recursos: Alfredo,Guadalupe,Rosa Adriana </text:span><text:s/><text:span text:style-name="T3">entrega el día viernes 19/09/14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3:10:01.720638527</meta:creation-date>
    <dc:date>2014-09-22T20:06:03.460996276</dc:date>
    <meta:editing-duration>P0D</meta:editing-duration>
    <meta:editing-cycles>4</meta:editing-cycles>
    <meta:generator>LibreOffice/4.2.6.3$Linux_x86 LibreOffice_project/420m0$Build-3</meta:generator>
    <meta:document-statistic meta:table-count="0" meta:image-count="0" meta:object-count="0" meta:page-count="1" meta:paragraph-count="27" meta:word-count="150" meta:character-count="1066" meta:non-whitespace-character-count="928"/>
  </office:meta>
</office:document-meta>
</file>